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4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5" style:family="paragraph" style:parent-style-name="Standard">
      <style:paragraph-properties fo:margin-left="0cm" fo:margin-right="-0.953cm" fo:line-height="115%" fo:text-align="center" style:justify-single-word="false" fo:text-indent="0cm" style:auto-text-indent="false" fo:break-before="auto" fo:break-after="auto" style:writing-mode="lr-tb"/>
      <style:text-properties fo:font-style="italic" style:font-style-asian="italic" style:font-style-complex="italic"/>
    </style:style>
    <style:style style:name="P6" style:family="paragraph" style:parent-style-name="Standard" style:list-style-name="LS2">
      <style:paragraph-properties fo:margin-left="0.291cm" fo:margin-right="0cm" fo:margin-top="0cm" fo:margin-bottom="0cm" fo:line-height="115%" fo:text-indent="0cm" style:auto-text-indent="false" fo:break-before="auto" fo:break-after="auto" style:writing-mode="lr-tb">
        <style:tab-stops/>
      </style:paragraph-properties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SS</text:span><text:span text:style-name="T1"> - </text:span><text:span text:style-name="T1">Frameworks</text:span></text:p>
      <text:p text:style-name="P2"><text:span text:style-name="T2">SASS</text:span><text:span text:style-name="T2"> - </text:span><text:span text:style-name="T2">Übung</text:span></text:p>
      <text:p text:style-name="P1"><text:span text:style-name="T3">Sergej</text:span><text:span text:style-name="T3"> </text:span><text:span text:style-name="T3">Kronhardt</text:span><text:span text:style-name="T3"> &amp; </text:span><text:span text:style-name="T3">Simon</text:span><text:span text:style-name="T3"> </text:span><text:span text:style-name="T3">Klinge</text:span><text:span text:style-name="T3"> <text:s text:c="145"/>10. </text:span><text:span text:style-name="T3">Januar</text:span></text:p>
      <text:p text:style-name="P5"/>
      <text:p text:style-name="P1"><text:span text:style-name="T4">1. </text:span><text:span text:style-name="T4">Aufgabe</text:span><text:span text:style-name="T4">: </text:span><text:span text:style-name="T4">SASS</text:span><text:span text:style-name="T4"> </text:span><text:span text:style-name="T4">einrichten</text:span><text:span text:style-name="T4">.</text:span></text:p>
      <text:p text:style-name="P1">Als ertes müssen wir in einem Ordner eine datei xxxx.scss überwachen, damit diese bei Änderung automatisch zu einer xxxx.css übersetzt wird. Hierzu installieren wir Ruby und Sass.</text:p>
      <text:p text:style-name="P1"/>
      <text:p text:style-name="P1"><text:span text:style-name="T4">1.1 </text:span><text:span text:style-name="T4">Windows</text:span><text:span text:style-name="T4">-</text:span><text:span text:style-name="T4">user</text:span><text:span text:style-name="T4">:</text:span></text:p>
      <text:list xml:id="list6027973292723381260" text:style-name="LS1">
        <text:list-item>
          <text:p text:style-name="P4">Ruby installieren: <text:a xlink:type="simple" xlink:href="http://rubyinstaller.org/downloads/"><text:span text:style-name="T5">http</text:span></text:a><text:a xlink:type="simple" xlink:href="http://rubyinstaller.org/downloads/"><text:span text:style-name="T5">://</text:span></text:a><text:a xlink:type="simple" xlink:href="http://rubyinstaller.org/downloads/"><text:span text:style-name="T5">rubyinstaller</text:span></text:a><text:a xlink:type="simple" xlink:href="http://rubyinstaller.org/downloads/"><text:span text:style-name="T5">.</text:span></text:a><text:a xlink:type="simple" xlink:href="http://rubyinstaller.org/downloads/"><text:span text:style-name="T5">org</text:span></text:a><text:a xlink:type="simple" xlink:href="http://rubyinstaller.org/downloads/"><text:span text:style-name="T5">/</text:span></text:a><text:a xlink:type="simple" xlink:href="http://rubyinstaller.org/downloads/"><text:span text:style-name="T5">downloads</text:span></text:a><text:a xlink:type="simple" xlink:href="http://rubyinstaller.org/downloads/"><text:span text:style-name="T5">/</text:span></text:a></text:p>
        </text:list-item>
        <text:list-item>
          <text:p text:style-name="P4">Ruby-Console öffnen: Start -&gt; “ruby” -&gt; <text:s/><text:span text:style-name="T4">Start</text:span><text:span text:style-name="T4"> </text:span><text:span text:style-name="T4">Command</text:span><text:span text:style-name="T4"> </text:span><text:span text:style-name="T4">Prompt</text:span><text:span text:style-name="T4"> </text:span><text:span text:style-name="T4">with</text:span><text:span text:style-name="T4"> </text:span><text:span text:style-name="T4">Ruby</text:span></text:p>
        </text:list-item>
        <text:list-item>
          <text:p text:style-name="P4">Sass installieren: “<text:span text:style-name="T4">gem</text:span><text:span text:style-name="T4"> </text:span><text:span text:style-name="T4">install</text:span><text:span text:style-name="T4"> </text:span><text:span text:style-name="T4">sass</text:span>” <text:s/>in die console eingeben.</text:p>
        </text:list-item>
        <text:list-item>
          <text:p text:style-name="P4">Zum Ziel-Ordner wechseln.</text:p>
        </text:list-item>
        <text:list-item>
          <text:p text:style-name="P4">Datei überwachen mit <text:span text:style-name="T4">--</text:span><text:span text:style-name="T4">watch</text:span><text:span text:style-name="T4"> </text:span><text:span text:style-name="T4">style</text:span><text:span text:style-name="T4">.</text:span><text:span text:style-name="T4">scss</text:span><text:span text:style-name="T4">:</text:span><text:span text:style-name="T4">style</text:span><text:span text:style-name="T4">.</text:span><text:span text:style-name="T4">css</text:span></text:p>
        </text:list-item>
      </text:list>
      <text:p text:style-name="P1"/>
      <text:p text:style-name="P1"><text:span text:style-name="T4">2.2 </text:span><text:span text:style-name="T4">Mac</text:span><text:span text:style-name="T4">-</text:span><text:span text:style-name="T4">user</text:span><text:span text:style-name="T4">:</text:span></text:p>
      <text:p text:style-name="P1">Ruby ist uner Mac-OS bereits vorinstalliert.</text:p>
      <text:list xml:id="list4897181904857375660" text:style-name="LS2">
        <text:list-item>
          <text:p text:style-name="P6">TODO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058cm" fo:margin-right="1.13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meta:editing-cycles>2</meta:editing-cycles>
    <meta:document-statistic meta:table-count="0" meta:image-count="0" meta:object-count="0" meta:page-count="1" meta:paragraph-count="14" meta:word-count="93" meta:character-count="768"/>
    <dc:date>2013-01-08T15:32:04.27</dc:date>
    <meta:editing-duration>PT1M41S</meta:editing-duration>
  </office:meta>
</office:document-meta>
</file>